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Deployment Document <text:s/>Meeting Invitation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Meeting Date </text:p>
          </table:table-cell>
          <table:table-cell table:style-name="Table2.B1" office:value-type="string">
            <text:p text:style-name="P3">11/25/2013</text:p>
          </table:table-cell>
        </table:table-row>
        <table:table-row>
          <table:table-cell table:style-name="Table2.A2" office:value-type="string">
            <text:p text:style-name="P1">Meeting Subject </text:p>
          </table:table-cell>
          <table:table-cell table:style-name="Table2.B2" office:value-type="string">
            <text:p text:style-name="P4">Vbooks Deployment Document <text:s/>Meeting.</text:p>
          </table:table-cell>
        </table:table-row>
        <table:table-row>
          <table:table-cell table:style-name="Table2.A2" office:value-type="string">
            <text:p text:style-name="P1">Attendees </text:p>
            <text:p text:style-name="P1"/>
          </table:table-cell>
          <table:table-cell table:style-name="Table2.B2" office:value-type="string">
            <text:p text:style-name="Standard">Sudhakar Reddy, Jaipal Reddy, Sarat K, Nageswar</text:p>
          </table:table-cell>
        </table:table-row>
        <table:table-row>
          <table:table-cell table:style-name="Table2.A2" office:value-type="string">
            <text:p text:style-name="P1">Absentees </text:p>
          </table:table-cell>
          <table:table-cell table:style-name="Table2.B2" office:value-type="string">
            <text:p text:style-name="Standard">None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Sudhakar Reddy U.</text:p>
          </table:table-cell>
        </table:table-row>
        <table:table-row>
          <table:table-cell table:style-name="Table2.A2" office:value-type="string">
            <text:p text:style-name="P1">MOM</text:p>
            <text:p text:style-name="P1"/>
            <text:p text:style-name="P1"/>
            <text:p text:style-name="P1"/>
          </table:table-cell>
          <table:table-cell table:style-name="Table2.B2" office:value-type="string">
            <text:list xml:id="list1018935806" text:style-name="L1">
              <text:list-item>
                <text:p text:style-name="P5">V-Books Deployment Steps.</text:p>
              </text:list-item>
              <text:list-item>
                <text:p text:style-name="P5">Vbook Adroid-Tablet Installation.</text:p>
              </text:list-item>
              <text:list-item>
                <text:p text:style-name="P5"/>
              </text:list-item>
            </text:list>
          </table:table-cell>
        </table:table-row>
        <table:table-row>
          <table:table-cell table:style-name="Table2.A2" office:value-type="string">
            <text:p text:style-name="P1">Action Items &amp; owner </text:p>
          </table:table-cell>
          <table:table-cell table:style-name="Table2.B2" office:value-type="string">
            <text:list xml:id="list673670987" text:style-name="L2">
              <text:list-item>
                <text:p text:style-name="P6">Create V-Books Deployment Steps (Sarat K).</text:p>
              </text:list-item>
              <text:list-item>
                <text:p text:style-name="P6">Create Vbook Adroid-Tablet Installation <text:s/>(Sarat K).</text:p>
              </text:list-item>
            </text:list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4T14:33:36</dc:date>
    <dc:creator>jaipal </dc:creator>
    <meta:editing-duration>PT1H32M8S</meta:editing-duration>
    <meta:editing-cycles>107</meta:editing-cycles>
    <meta:document-statistic meta:table-count="1" meta:image-count="1" meta:object-count="0" meta:page-count="1" meta:paragraph-count="20" meta:word-count="63" meta:character-count="456" meta:non-whitespace-character-count="400"/>
  </office:meta>
</office:document-meta>
</file>